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11.504cm"/>
    </style:style>
    <style:style style:name="co3" style:family="table-column">
      <style:table-column-properties fo:break-before="auto" style:column-width="5.666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office:value-type="string">
            <text:p>Symbol</text:p>
          </table:table-cell>
          <table:table-cell table:style-name="ce1" office:value-type="string">
            <text:p>Nazwa</text:p>
          </table:table-cell>
          <table:table-cell table:style-name="ce1" office:value-type="string">
            <text:p>Adres</text:p>
          </table:table-cell>
          <table:table-cell office:value-type="string">
            <text:p>Miejscowość</text:p>
          </table:table-cell>
          <table:table-cell office:value-type="string">
            <text:p>Kod pocztowy</text:p>
          </table:table-cell>
          <table:table-cell table:style-name="ce1" table:number-columns-repeated="1019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<text:s/>DARS <text:s/>s.c.</text:p>
          </table:table-cell>
          <table:table-cell office:value-type="string">
            <text:p>Rzeźnicza 10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ALICJA FILUS</text:p>
          </table:table-cell>
          <table:table-cell office:value-type="string">
            <text:p>DŁUGA 48/A</text:p>
          </table:table-cell>
          <table:table-cell office:value-type="string">
            <text:p>SZCZEPANÓW</text:p>
          </table:table-cell>
          <table:table-cell office:value-type="string">
            <text:p>55-300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NDRZEJ ŁABAJ</text:p>
          </table:table-cell>
          <table:table-cell office:value-type="string">
            <text:p>LEGNICKA 25/3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string">
            <text:p>950/KRZELÓW</text:p>
          </table:table-cell>
          <table:table-cell office:value-type="string">
            <text:p>ANNA JAKIMIAK</text:p>
          </table:table-cell>
          <table:table-cell office:value-type="string">
            <text:p>KRZELÓW 103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NA KRĘŻEL</text:p>
          </table:table-cell>
          <table:table-cell office:value-type="string">
            <text:p>MICKIEWICZA 48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BIS</text:p>
          </table:table-cell>
          <table:table-cell office:value-type="string">
            <text:p>ORLA 36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BOŻENA SOŁOWSKA</text:p>
          </table:table-cell>
          <table:table-cell office:value-type="string">
            <text:p>RYNEK <text:s/></text:p>
          </table:table-cell>
          <table:table-cell office:value-type="string">
            <text:p>WOŁÓW</text:p>
          </table:table-cell>
          <table:table-cell office:value-type="string">
            <text:p>56-100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CYGARETKA ELŻBIETA PASTUSZAK</text:p>
          </table:table-cell>
          <table:table-cell office:value-type="string">
            <text:p>ŁUKASIEWICZA 1/PAWI 62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DARS PREMIUM SŁAWOMIR WÓCIK</text:p>
          </table:table-cell>
          <table:table-cell office:value-type="string">
            <text:p>RZEŹNICZA <text:s/>10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DELIKATES ANNA JAKIMIAK</text:p>
          </table:table-cell>
          <table:table-cell office:value-type="string">
            <text:p>MOCZYDLNICA KLASZTORNA 68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3041">
            <text:p>3041</text:p>
          </table:table-cell>
          <table:table-cell office:value-type="string">
            <text:p>EWA ZAPART SKLEP SPOŻYWCZO-PRZEMYSŁOWY</text:p>
          </table:table-cell>
          <table:table-cell office:value-type="string">
            <text:p>TURÓW 8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F.H.U.OSKAR BIAŁECKI KRZYSZTOF</text:p>
          </table:table-cell>
          <table:table-cell office:value-type="string">
            <text:p>JAGIEŁŁY 23A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FIRMA HANDLOWA DE SU ANNA TRYBUSZEWSKA</text:p>
          </table:table-cell>
          <table:table-cell office:value-type="string">
            <text:p>ROBOTNICZA 11/1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3011">
            <text:p>3011</text:p>
          </table:table-cell>
          <table:table-cell office:value-type="string">
            <text:p>FIRMA HANDLOWA MARIWO IWONA PAWLARCZYK</text:p>
          </table:table-cell>
          <table:table-cell office:value-type="string">
            <text:p>ŚW. KATARZYNY OSIEK 45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FIRMA HANDLOWO- USŁUGOWA "KRYSTYNA"</text:p>
          </table:table-cell>
          <table:table-cell office:value-type="string">
            <text:p>SPORTOWA 2/A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FIRMA HANDLOWO-USŁUGOWA PRZEMYSŁAW KUBIAK</text:p>
          </table:table-cell>
          <table:table-cell office:value-type="string">
            <text:p>TOPOLOWA 52/41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3025">
            <text:p>3025</text:p>
          </table:table-cell>
          <table:table-cell office:value-type="string">
            <text:p>FIRMA USŁUGOWO-HANDLOWA KACPER MARTA DEKIERT</text:p>
          </table:table-cell>
          <table:table-cell office:value-type="string">
            <text:p>MODRZEWIOWA 20C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GMINA MIEJSKA LUBIN PRZEDSZKOLE MIEJSKIE NR 14</text:p>
          </table:table-cell>
          <table:table-cell office:value-type="string">
            <text:p>SOKOLA 44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GMINNA SPÓŁDZIELNIA WIELOWIEŚ</text:p>
          </table:table-cell>
          <table:table-cell office:value-type="string">
            <text:p>JANA PAWŁA II 1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GT SERVICE TOMASZ GRABKA</text:p>
          </table:table-cell>
          <table:table-cell office:value-type="string">
            <text:p>WITOSA <text:s/>4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HANDEL DETALICZNY BRZEZIŃSKI WIESŁAW KLUB</text:p>
          </table:table-cell>
          <table:table-cell office:value-type="string">
            <text:p>MAŁOWICE <text:s/>52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ANDEL DETALICZNY BRZEZIŃSKI WIESŁAW SKLEP</text:p>
          </table:table-cell>
          <table:table-cell office:value-type="string">
            <text:p>MAŁOWICE 52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INTEGRA OPTIMA S.A. SKLEP LUBIN DOM TOWAROWY</text:p>
          </table:table-cell>
          <table:table-cell office:value-type="string">
            <text:p>ŚW. JERZEGO <text:s/>1A</text:p>
          </table:table-cell>
          <table:table-cell office:value-type="string">
            <text:p>WROCŁAW</text:p>
          </table:table-cell>
          <table:table-cell office:value-type="string">
            <text:p>50-518</text:p>
          </table:table-cell>
          <table:table-cell table:number-columns-repeated="1019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IRMA KRUCZA</text:p>
          </table:table-cell>
          <table:table-cell office:value-type="string">
            <text:p>KRUPIŃSKIEGO <text:s/>101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IRMA KRUPIŃSKIEGO</text:p>
          </table:table-cell>
          <table:table-cell office:value-type="string">
            <text:p>KRUPIŃSKIEGO 101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EREMIEJKO RENATA</text:p>
          </table:table-cell>
          <table:table-cell office:value-type="string">
            <text:p>KRZECZYN WIELKI 39</text:p>
          </table:table-cell>
          <table:table-cell office:value-type="string">
            <text:p>KRZECZYN WIELKI</text:p>
          </table:table-cell>
          <table:table-cell office:value-type="string">
            <text:p>59-311</text:p>
          </table:table-cell>
          <table:table-cell table:number-columns-repeated="1019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JOANNA KIEDRZYN</text:p>
          </table:table-cell>
          <table:table-cell office:value-type="string">
            <text:p>TADEUSZA KOŚCIUSZKI 19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JÓZEFA BOŻENA LINTNER</text:p>
          </table:table-cell>
          <table:table-cell office:value-type="string">
            <text:p>TURÓW 6A</text:p>
          </table:table-cell>
          <table:table-cell office:value-type="string">
            <text:p>ŚCINAWA</text:p>
          </table:table-cell>
          <table:table-cell office:value-type="string">
            <text:p>5-330</text:p>
          </table:table-cell>
          <table:table-cell table:number-columns-repeated="1019"/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KAŁA PODBUCKA MARIA</text:p>
          </table:table-cell>
          <table:table-cell office:value-type="string">
            <text:p>WOŁOWSKA 36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KAPSEL ANNA KIEPURA</text:p>
          </table:table-cell>
          <table:table-cell office:value-type="string">
            <text:p>LIPOWA 12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ATARZYNA KARCZEWSKA</text:p>
          </table:table-cell>
          <table:table-cell office:value-type="string">
            <text:p>GŁOGOWSKA <text:s/>1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IOSK HANDLOWY BOŻENA DUDA</text:p>
          </table:table-cell>
          <table:table-cell office:value-type="string">
            <text:p>KOŚCIUSZKI </text:p>
          </table:table-cell>
          <table:table-cell office:value-type="string">
            <text:p>WOŁÓW</text:p>
          </table:table-cell>
          <table:table-cell office:value-type="string">
            <text:p>56-100</text:p>
          </table:table-cell>
          <table:table-cell table:number-columns-repeated="1019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KIOSK MAREK MIKOŁAJCZYK </text:p>
          </table:table-cell>
          <table:table-cell office:value-type="string">
            <text:p>ARMII KRAJOWEJ <text:s/>17B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KOGUT <text:s/>ANDRZEJ FERENC</text:p>
          </table:table-cell>
          <table:table-cell office:value-type="string">
            <text:p>KRZECZYN WIELKI 31</text:p>
          </table:table-cell>
          <table:table-cell office:value-type="string">
            <text:p>LUBIN 13</text:p>
          </table:table-cell>
          <table:table-cell office:value-type="string">
            <text:p>59-311</text:p>
          </table:table-cell>
          <table:table-cell table:number-columns-repeated="1019"/>
        </table:table-row>
        <table:table-row table:style-name="ro1">
          <table:table-cell office:value-type="float" office:value="3039">
            <text:p>3039</text:p>
          </table:table-cell>
          <table:table-cell office:value-type="string">
            <text:p>KOŁODYŃSKI ROBERT</text:p>
          </table:table-cell>
          <table:table-cell office:value-type="string">
            <text:p>SPORTOWA 50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KRYSTYNA ŁABUZIŃSKA</text:p>
          </table:table-cell>
          <table:table-cell office:value-type="string">
            <text:p>RYNEK 3/2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KRZYSZTOF PODWIKA FIRMA HANDLOWA</text:p>
          </table:table-cell>
          <table:table-cell office:value-type="string">
            <text:p>POLNA 10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ALINOWSKA MARIOLA</text:p>
          </table:table-cell>
          <table:table-cell office:value-type="string">
            <text:p>KRUCZA <text:s/>3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MAŁGORZATA KOTOWSKA</text:p>
          </table:table-cell>
          <table:table-cell office:value-type="string">
            <text:p>KOŚCIUSZKI 9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ŁGORZATA REGUŁA</text:p>
          </table:table-cell>
          <table:table-cell office:value-type="string">
            <text:p>KAMIENNA 32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ANDAT JAN</text:p>
          </table:table-cell>
          <table:table-cell office:value-type="string">
            <text:p>IWNO 3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REK MIKOŁAJCZYK</text:p>
          </table:table-cell>
          <table:table-cell office:value-type="string">
            <text:p>ARMII KRAJOWEJ 17B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-ART MACIEJ MAKOWICZ</text:p>
          </table:table-cell>
          <table:table-cell office:value-type="string">
            <text:p>LEŚNA <text:s/>11B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RTA ZORYŁO SKLEP SPOŻYWCZO-MONOPOLOWY</text:p>
          </table:table-cell>
          <table:table-cell office:value-type="string">
            <text:p>WOŁOWSKA 5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MASARNIA TADEK DANUTA KARCZEWSKA</text:p>
          </table:table-cell>
          <table:table-cell office:value-type="string">
            <text:p>GŁOGOWSKA 1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IEJSKA SPÓŁDZIELNIA ZAOPATRZENIA I ZBYTU SKLEP 22</text:p>
          </table:table-cell>
          <table:table-cell office:value-type="string">
            <text:p>KOLEJOWA 7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MIX 13 DANUTA WÓJCIK</text:p>
          </table:table-cell>
          <table:table-cell office:value-type="string">
            <text:p>ARMI KRAJOWEJ 25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OSIEDLOWY F. H.SKLEP SPOŻYWCZY MONIKA STASZAK</text:p>
          </table:table-cell>
          <table:table-cell office:value-type="string">
            <text:p>PAWIA <text:s/>11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ARADISO</text:p>
          </table:table-cell>
          <table:table-cell office:value-type="string">
            <text:p>KAWICE 54A</text:p>
          </table:table-cell>
          <table:table-cell office:value-type="string">
            <text:p>PROCHOWICE</text:p>
          </table:table-cell>
          <table:table-cell office:value-type="string">
            <text:p>59-230</text:p>
          </table:table-cell>
          <table:table-cell table:number-columns-repeated="1019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AWLIK ANGELIKA GASTRONOMIA OBWOŹNA <text:s text:c="2"/>SMAKUŚ</text:p>
          </table:table-cell>
          <table:table-cell office:value-type="string">
            <text:p>PRYMASA WYSZYŃSKIEGO 14A/2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OKUSA <text:s/>BOGDAN PUC</text:p>
          </table:table-cell>
          <table:table-cell office:value-type="string">
            <text:p>KRUPIŃSKIEGO <text:s/>55 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OL-MAX PUNKT ABC</text:p>
          </table:table-cell>
          <table:table-cell office:value-type="string">
            <text:p>RYNEK 9/1A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OL-MAX PUNKT DELIKATESY</text:p>
          </table:table-cell>
          <table:table-cell office:value-type="string">
            <text:p>RYNEK 9/1A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POŚREDNICTWO SPRZEDAŻY SKLEP SPOŻYWCZY MUSZELKA </text:p>
          </table:table-cell>
          <table:table-cell office:value-type="string">
            <text:p>JASTRZĘBIA <text:s/>33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PRZEDSIĘBIORSTWO HANDLOWO - USŁUGOWE </text:p>
          </table:table-cell>
          <table:table-cell office:value-type="string">
            <text:p>RZEŹNICZA 1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RZEDSIĘBIORSTWO KOMUNIKACJI SAMOCHODOWEJ</text:p>
          </table:table-cell>
          <table:table-cell office:value-type="string">
            <text:p>ŚCINAWSKA <text:s/>24</text:p>
          </table:table-cell>
          <table:table-cell office:value-type="string">
            <text:p>WOŁÓW</text:p>
          </table:table-cell>
          <table:table-cell office:value-type="string">
            <text:p>56-100</text:p>
          </table:table-cell>
          <table:table-cell table:number-columns-repeated="1019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PRZEDSIĘBIORSTWO ROBÓT INŻYNIERYJNO-BUDOWLANYCH </text:p>
          </table:table-cell>
          <table:table-cell office:value-type="string">
            <text:p>Modlińska 310/312</text:p>
          </table:table-cell>
          <table:table-cell office:value-type="string">
            <text:p>Warszawa</text:p>
          </table:table-cell>
          <table:table-cell office:value-type="string">
            <text:p>03-152</text:p>
          </table:table-cell>
          <table:table-cell table:number-columns-repeated="1019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RAFAELLO BOGDAN PUC</text:p>
          </table:table-cell>
          <table:table-cell office:value-type="string">
            <text:p>KRUPIŃSKIEGO 55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RESTAURACJA &amp; PUB "CENTRALNA"</text:p>
          </table:table-cell>
          <table:table-cell office:value-type="string">
            <text:p>PL. WOLNOŚCI <text:s/>74</text:p>
          </table:table-cell>
          <table:table-cell office:value-type="string">
            <text:p>ŚRODA ŚLĄSKA </text:p>
          </table:table-cell>
          <table:table-cell office:value-type="string">
            <text:p>55-300</text:p>
          </table:table-cell>
          <table:table-cell table:number-columns-repeated="1019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RÓD WŁADYSŁAWA</text:p>
          </table:table-cell>
          <table:table-cell office:value-type="string">
            <text:p>SKŁADOWICE 1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KLEP MONOPOLOWY KOPALNIA ALKOHOLI PAWEŁ CHOWANIEC</text:p>
          </table:table-cell>
          <table:table-cell office:value-type="string">
            <text:p>MICKIEWICZA 102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SKLEP SPOŻYWCZO-PRZEMYSŁOWY IRENA KLIMOWICZ</text:p>
          </table:table-cell>
          <table:table-cell office:value-type="string">
            <text:p>BATOREGO 16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SKLEP SPOŻYWCZO-PRZEMYSŁOWY MAKARAN EWA CIEŚLAK</text:p>
          </table:table-cell>
          <table:table-cell office:value-type="string">
            <text:p>KSIĘGINICE 19 B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SKLEP SPOŻYWCZY MAJA <text:s/>MAGDALENA GRZELA</text:p>
          </table:table-cell>
          <table:table-cell office:value-type="string">
            <text:p>KILIŃSKIEGO 37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KLEP SPOŻYWCZY OLA OLGA KOCJAN</text:p>
          </table:table-cell>
          <table:table-cell office:value-type="string">
            <text:p>SOKOLA <text:s/>48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KLEP SPOŻYWCZY W.J.A. MAŁGORZATA WINCENCIAK-PODBU</text:p>
          </table:table-cell>
          <table:table-cell office:value-type="string">
            <text:p>ORZESZKÓW 82</text:p>
          </table:table-cell>
          <table:table-cell office:value-type="string">
            <text:p>WIŃSKO</text:p>
          </table:table-cell>
          <table:table-cell office:value-type="string">
            <text:p>56-160</text:p>
          </table:table-cell>
          <table:table-cell table:number-columns-repeated="1019"/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SKŁODOWSKA <text:s/>OPRZĄDEK MARIUSZ</text:p>
          </table:table-cell>
          <table:table-cell office:value-type="string">
            <text:p>M. SKŁODOWSKIEJ-CURIE 21E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BOLEWSKA KRYSTYNA</text:p>
          </table:table-cell>
          <table:table-cell office:value-type="string">
            <text:p>PAWIA 49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TOMEX PUC BOGDAN</text:p>
          </table:table-cell>
          <table:table-cell office:value-type="string">
            <text:p>KRUPIŃSKIEGO <text:s/>55A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TRAJMER MARIA PUNKT SPRZEDAŻY CHRÓSTNIK</text:p>
          </table:table-cell>
          <table:table-cell office:value-type="string">
            <text:p>TOPOLOWA 98/7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WARGACKA IWONA</text:p>
          </table:table-cell>
          <table:table-cell office:value-type="string">
            <text:p>PARKOWA 23/3</text:p>
          </table:table-cell>
          <table:table-cell office:value-type="string">
            <text:p>LUBIN</text:p>
          </table:table-cell>
          <table:table-cell office:value-type="string">
            <text:p>59-30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ESŁAW KUCHARCZYK</text:p>
          </table:table-cell>
          <table:table-cell office:value-type="string">
            <text:p>OSIEDLOWA <text:s/>3A</text:p>
          </table:table-cell>
          <table:table-cell office:value-type="string">
            <text:p>MOJĘCICE</text:p>
          </table:table-cell>
          <table:table-cell office:value-type="string">
            <text:p>56-100</text:p>
          </table:table-cell>
          <table:table-cell table:number-columns-repeated="1019"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WITYK EMILIA</text:p>
          </table:table-cell>
          <table:table-cell office:value-type="string">
            <text:p>MICKIEWICZA 1</text:p>
          </table:table-cell>
          <table:table-cell office:value-type="string">
            <text:p>LUBIĄŻ</text:p>
          </table:table-cell>
          <table:table-cell office:value-type="string">
            <text:p>56-110</text:p>
          </table:table-cell>
          <table:table-cell table:number-columns-repeated="1019"/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WOŹNIAK GABRIEL</text:p>
          </table:table-cell>
          <table:table-cell office:value-type="string">
            <text:p>WOŁOWSKA <text:s/>10C/3</text:p>
          </table:table-cell>
          <table:table-cell office:value-type="string">
            <text:p>ŚCINAWA</text:p>
          </table:table-cell>
          <table:table-cell office:value-type="string">
            <text:p>59-330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3:44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zy Ilnicki</meta:initial-creator>
    <meta:creation-date>2017-03-21T13:27:17.16</meta:creation-date>
    <dc:date>2017-03-21T13:44:25.57</dc:date>
    <dc:creator>Jerzy Ilnicki</dc:creator>
    <meta:editing-duration>PT1M48S</meta:editing-duration>
    <meta:editing-cycles>1</meta:editing-cycles>
    <meta:document-statistic meta:table-count="3" meta:cell-count="375" meta:object-count="0"/>
    <meta:generator>OpenOffice/4.1.3$Win32 OpenOffice.org_project/413m1$Build-9783</meta:generator>
  </office:meta>
</office:document-meta>
</file>